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49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0.6701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language="zxx" fo:country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008in solid #000000"/>
      <style:text-properties fo:font-weight="bold"/>
    </style:style>
    <style:style style:name="ce8" style:family="table-cell" style:parent-style-name="Default" style:data-style-name="N119"/>
    <style:style style:name="ce9" style:family="table-cell" style:parent-style-name="Default" style:data-style-name="N1"/>
    <style:style style:name="ce10" style:family="table-cell" style:parent-style-name="Default" style:data-style-name="N10"/>
    <style:style style:name="ce11" style:family="table-cell" style:parent-style-name="Default" style:data-style-name="N10">
      <style:table-cell-properties fo:border-bottom="none" fo:border-left="0.0008in solid #000000" fo:border-right="0.0008in solid #000000" fo:border-top="0.0008in solid #000000"/>
    </style:style>
    <style:style style:name="ce12" style:family="table-cell" style:parent-style-name="Default" style:data-style-name="N10">
      <style:table-cell-properties fo:border-bottom="0.0008in solid #000000" fo:border-left="0.0008in solid #000000" fo:border-right="0.0008in solid #000000" fo:border-top="none"/>
    </style:style>
    <style:style style:name="ce13" style:family="table-cell" style:parent-style-name="Default">
      <style:table-cell-properties fo:border="none"/>
      <style:text-properties fo:font-weight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7" office:value-type="string">
            <text:p>Homework expected</text:p>
          </table:table-cell>
          <table:table-cell table:style-name="ce7" office:value-type="string">
            <text:p>Homework ready</text:p>
          </table:table-cell>
          <table:table-cell table:style-name="ce7" office:value-type="string">
            <text:p>Homework points</text:p>
          </table:table-cell>
          <table:table-cell table:style-name="ce7" office:value-type="string">
            <text:p>Exam point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points</text:p>
          </table:table-cell>
          <table:table-cell table:style-name="ce7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table:number-columns-repeated="7"/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table:number-columns-repeated="7"/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7"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table:number-columns-repeated="7"/>
        </table:table-row>
        <table:table-row table:style-name="ro2">
          <table:table-cell office:value-type="string">
            <text:p>093759</text:p>
          </table:table-cell>
          <table:table-cell office:value-type="string">
            <text:p>Dionis Argiri</text:p>
          </table:table-cell>
          <table:table-cell table:number-columns-repeated="7"/>
        </table:table-row>
        <table:table-row table:style-name="ro2">
          <table:table-cell office:value-type="string">
            <text:p>103784</text:p>
          </table:table-cell>
          <table:table-cell office:value-type="string">
            <text:p>Ott Madis Ozolit</text:p>
          </table:table-cell>
          <table:table-cell table:number-columns-repeated="7"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0-05-20">
            <text:p>20.05.2010</text:p>
          </table:table-cell>
          <table:table-cell table:number-columns-repeated="5"/>
        </table:table-row>
        <table:table-row table:style-name="ro2">
          <table:table-cell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7"/>
        </table:table-row>
        <table:table-row table:style-name="ro2">
          <table:table-cell office:value-type="string">
            <text:p>107110</text:p>
          </table:table-cell>
          <table:table-cell office:value-type="string">
            <text:p>Eduard Shustrov</text:p>
          </table:table-cell>
          <table:table-cell table:number-columns-repeated="7"/>
        </table:table-row>
        <table:table-row table:style-name="ro2">
          <table:table-cell office:value-type="float" office:value="107675">
            <text:p>107675</text:p>
          </table:table-cell>
          <table:table-cell office:value-type="string">
            <text:p>Samet Erap</text:p>
          </table:table-cell>
          <table:table-cell table:number-columns-repeated="2" office:value-type="date" office:date-value="2010-05-20">
            <text:p>20.05.2010</text:p>
          </table:table-cell>
          <table:table-cell table:number-columns-repeated="5"/>
        </table:table-row>
        <table:table-row table:style-name="ro2">
          <table:table-cell office:value-type="string">
            <text:p>107678</text:p>
          </table:table-cell>
          <table:table-cell office:value-type="string">
            <text:p>Radomir Sebek</text:p>
          </table:table-cell>
          <table:table-cell table:number-columns-repeated="2" office:value-type="date" office:date-value="2010-05-21">
            <text:p>21.05.2010</text:p>
          </table:table-cell>
          <table:table-cell table:number-columns-repeated="5"/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table:number-columns-repeated="7"/>
        </table:table-row>
        <table:table-row table:style-name="ro2">
          <table:table-cell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0-05-20">
            <text:p>20.05.2010</text:p>
          </table:table-cell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7"/>
        </table:table-row>
        <table:table-row table:style-name="ro2" table:number-rows-repeated="3">
          <table:table-cell table:style-name="ce3"/>
          <table:table-cell table:style-name="ce5"/>
          <table:table-cell table:number-columns-repeated="7"/>
        </table:table-row>
        <table:table-row table:style-name="ro2" table:number-rows-repeated="2">
          <table:table-cell table:style-name="ce3"/>
          <table:table-cell table:style-name="ce5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4"/>
          <table:table-cell table:style-name="ce6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5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0"/>
        <table:table-column table:style-name="co3" table:number-columns-repeated="6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3">
          <table:table-cell table:style-name="ce7" office:value-type="string">
            <text:p>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ask complete %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Java API &amp; language</text:p>
          </table:table-cell>
          <table:table-cell table:style-name="ce7" office:value-type="string">
            <text:p>Error handling</text:p>
          </table:table-cell>
          <table:table-cell table:style-name="ce7" office:value-type="string">
            <text:p>Docs &amp; readability</text:p>
          </table:table-cell>
          <table:table-cell table:style-name="ce7" office:value-type="string">
            <text:p>Tests</text:p>
          </table:table-cell>
          <table:table-cell table:style-name="ce7" office:value-type="string">
            <text:p>Total</text:p>
          </table:table-cell>
          <table:table-cell table:style-name="ce13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1"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2"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6"/>
        <table:named-range table:name="names" table:base-cell-address="$Homework.$B$25" table:cell-range-address="$Totals.$B$2:.$B$46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date-style style:name="N119">
      <number:day number:style="long"/>
      <number:text>.</number:text>
      <number:month number:style="long"/>
      <number:text>.</number:text>
      <number:year number:style="long"/>
    </number:date-style>
    <number:date-style style:name="N120">
      <number:day number:style="long"/>
      <number:text>.</number:text>
      <number:month number:style="long"/>
    </number:date-style>
    <number:currency-style style:name="N122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05/22/2011</text:date>, <text:time>23:0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5-22T23:02:34</dc:date>
    <dc:language>en-US</dc:language>
    <meta:editing-cycles>205</meta:editing-cycles>
    <meta:editing-duration>P7DT9H35M14S</meta:editing-duration>
    <dc:creator>Anton Keks</dc:creator>
    <meta:document-statistic meta:table-count="2" meta:cell-count="153" meta:object-count="0"/>
    <meta:user-defined meta:name="Info 1"/>
    <meta:user-defined meta:name="Info 2"/>
    <meta:user-defined meta:name="Info 3"/>
    <meta:user-defined meta:name="Info 4"/>
  </office:meta>
</office:document-meta>
</file>